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0" draw:textarea-horizontal-align="justify" draw:textarea-vertical-align="middle" draw:auto-grow-height="false" fo:min-height="0.45cm" fo:min-width="0.2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fill-color="#ffc0cb" draw:textarea-horizontal-align="justify" draw:textarea-vertical-align="middle" draw:auto-grow-height="false" fo:min-height="0.55cm" fo:min-width="2.3cm"/>
    </style:style>
    <style:style style:name="gr5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6" style:family="graphic" style:parent-style-name="standard">
      <style:graphic-properties draw:fill-color="#fffff0" draw:textarea-horizontal-align="justify" draw:textarea-vertical-align="middle" draw:auto-grow-height="false" fo:min-height="0.45cm" fo:min-width="0.2cm"/>
    </style:style>
    <style:style style:name="P1" style:family="paragraph">
      <loext:graphic-properties draw:fill-color="#fffff0"/>
      <style:paragraph-properties fo:text-align="center"/>
    </style:style>
    <style:style style:name="P2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1e90ff" style:font-name="arial" fo:font-size="14pt" style:font-size-asian="14pt" style:font-size-complex="14pt"/>
    </style:style>
    <style:style style:name="P5" style:family="paragraph">
      <loext:graphic-properties draw:fill-color="#ffc0cb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0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fo:color="#1e90ff" style:font-name="arial" fo:font-size="14pt" style:font-size-asian="14pt" style:font-size-complex="14pt"/>
    </style:style>
    <style:style style:name="T3" style:family="text">
      <style:text-properties fo:color="#3465a4" style:font-name="arial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0.7cm" svg:height="0.7cm" svg:x="4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4.8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5.5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6.2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6.9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7.6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8.3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9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9.7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0.4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1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1.8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2.5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3.2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cm" svg:height="0.7cm" svg:x="13.9cm" svg:y="10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8cm" svg:height="0.9cm" svg:x="4.1cm" svg:y="9.4cm">
          <draw:text-box>
            <text:p><text:span text:style-name="T1">0 <text:s text:c="3"/>1 <text:s text:c="3"/>2 <text:s text:c="3"/>3 <text:s text:c="3"/>4 <text:s text:c="3"/>5 <text:s text:c="3"/>6 <text:s text:c="3"/>7 <text:s text:c="2"/>8 <text:s text:c="3"/>9 <text:s text:c="2"/>10 <text:s/>11 <text:s/>12 <text:s/>13 <text:s/>14</text:span></text:p>
          </draw:text-box>
        </draw:frame>
        <draw:line draw:style-name="gr3" draw:text-style-name="P4" draw:layer="layout" svg:x1="4.1cm" svg:y1="11.3cm" svg:x2="14.7cm" svg:y2="11.4cm">
          <text:p text:style-name="P3"><text:span text:style-name="T2"/></text:p>
          <text:p text:style-name="P3"><text:span text:style-name="T3">Array de longitud 15</text:span></text:p>
        </draw:line>
        <draw:custom-shape draw:style-name="gr4" draw:text-style-name="P5" xml:id="id1" draw:id="id1" draw:layer="layout" svg:width="2.8cm" svg:height="0.8cm" svg:x="1.8cm" svg:y="7.3cm">
          <text:p text:style-name="P3"><text:span text:style-name="T4">miArray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.2cm" svg:y1="8.1cm" svg:x2="4.1cm" svg:y2="10.45cm" draw:start-shape="id1" draw:start-glue-point="2" draw:end-shape="id2" draw:end-glue-point="3" svg:d="M3200 8100v2350h900" svg:viewBox="0 0 901 2351">
          <text:p/>
        </draw:connector>
        <draw:custom-shape draw:style-name="gr6" draw:text-style-name="P7" draw:layer="layout" svg:width="0.7cm" svg:height="0.7cm" svg:x="4.1cm" svg:y="15.1cm">
          <text:p text:style-name="P3"><text:span text:style-name="T5">0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4.8cm" svg:y="15.1cm">
          <text:p text:style-name="P3"><text:span text:style-name="T5">0,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5.5cm" svg:y="15.1cm">
          <text:p text:style-name="P3"><text:span text:style-name="T5">0,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2cm" svg:y="15.1cm">
          <text:p text:style-name="P3"><text:span text:style-name="T5">0,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9cm" svg:y="15.1cm">
          <text:p text:style-name="P3"><text:span text:style-name="T5">0,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4.1cm" svg:y="15.7cm">
          <text:p text:style-name="P3"><text:span text:style-name="T5">1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4.8cm" svg:y="15.7cm">
          <text:p text:style-name="P3"><text:span text:style-name="T5">1,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5.5cm" svg:y="15.7cm">
          <text:p text:style-name="P3"><text:span text:style-name="T5">1,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2cm" svg:y="15.7cm">
          <text:p text:style-name="P3"><text:span text:style-name="T5">1,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9cm" svg:y="15.7cm">
          <text:p text:style-name="P3"><text:span text:style-name="T5">1,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4" draw:id="id4" draw:layer="layout" svg:width="0.7cm" svg:height="0.7cm" svg:x="4.1cm" svg:y="16.4cm">
          <text:p text:style-name="P3"><text:span text:style-name="T5">2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4.8cm" svg:y="16.4cm">
          <text:p text:style-name="P3"><text:span text:style-name="T5">2,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5.5cm" svg:y="16.4cm">
          <text:p text:style-name="P3"><text:span text:style-name="T5">2,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2cm" svg:y="16.4cm">
          <text:p text:style-name="P3"><text:span text:style-name="T5">2,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9cm" svg:y="16.4cm">
          <text:p text:style-name="P3"><text:span text:style-name="T5">2,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4.1cm" svg:y="17cm">
          <text:p text:style-name="P3"><text:span text:style-name="T5">3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4.8cm" svg:y="17cm">
          <text:p text:style-name="P3"><text:span text:style-name="T5">3,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5.5cm" svg:y="17cm">
          <text:p text:style-name="P3"><text:span text:style-name="T5">3,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2cm" svg:y="17cm">
          <text:p text:style-name="P3"><text:span text:style-name="T5">3,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9cm" svg:y="17cm">
          <text:p text:style-name="P3"><text:span text:style-name="T5">3,4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4.1cm" svg:y="17.6cm">
          <text:p text:style-name="P3"><text:span text:style-name="T5">4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4.8cm" svg:y="17.6cm">
          <text:p text:style-name="P3"><text:span text:style-name="T5">4,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5.5cm" svg:y="17.6cm">
          <text:p text:style-name="P3"><text:span text:style-name="T5">4,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2cm" svg:y="17.6cm">
          <text:p text:style-name="P3"><text:span text:style-name="T5">4,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6.9cm" svg:y="17.6cm">
          <text:p text:style-name="P3"><text:span text:style-name="T5">4,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3" draw:id="id3" draw:layer="layout" svg:width="2.8cm" svg:height="0.8cm" svg:x="1.8cm" svg:y="13.5cm">
          <text:p text:style-name="P3"><text:span text:style-name="T4">cruzigrama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.2cm" svg:y1="14.3cm" svg:x2="4.1cm" svg:y2="16.75cm" draw:start-shape="id3" draw:start-glue-point="2" draw:end-shape="id4" draw:end-glue-point="3" svg:d="M3200 14300v2450h900" svg:viewBox="0 0 901 2451">
          <text:p/>
        </draw:connector>
        <draw:custom-shape draw:style-name="gr6" draw:text-style-name="P7" draw:layer="layout" svg:width="0.7cm" svg:height="0.7cm" svg:x="11.4cm" svg:y="15.1cm">
          <text:p text:style-name="P3"><text:span text:style-name="T5">0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1.4cm" svg:y="15.7cm">
          <text:p text:style-name="P3"><text:span text:style-name="T5">1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2.1cm" svg:y="15.7cm">
          <text:p text:style-name="P3"><text:span text:style-name="T5">1,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xml:id="id6" draw:id="id6" draw:layer="layout" svg:width="0.7cm" svg:height="0.7cm" svg:x="11.4cm" svg:y="16.4cm">
          <text:p text:style-name="P3"><text:span text:style-name="T5">2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2.1cm" svg:y="16.4cm">
          <text:p text:style-name="P3"><text:span text:style-name="T5">2,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2.8cm" svg:y="16.4cm">
          <text:p text:style-name="P3"><text:span text:style-name="T5">2,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1.4cm" svg:y="17cm">
          <text:p text:style-name="P3"><text:span text:style-name="T5">3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2.1cm" svg:y="17cm">
          <text:p text:style-name="P3"><text:span text:style-name="T5">3,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2.8cm" svg:y="17cm">
          <text:p text:style-name="P3"><text:span text:style-name="T5">3,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3.5cm" svg:y="17cm">
          <text:p text:style-name="P3"><text:span text:style-name="T5">3,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1.4cm" svg:y="17.6cm">
          <text:p text:style-name="P3"><text:span text:style-name="T5">4,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2.1cm" svg:y="17.6cm">
          <text:p text:style-name="P3"><text:span text:style-name="T5">4,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2.8cm" svg:y="17.6cm">
          <text:p text:style-name="P3"><text:span text:style-name="T5">4,2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3.5cm" svg:y="17.6cm">
          <text:p text:style-name="P3"><text:span text:style-name="T5">4,3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7cm" svg:height="0.7cm" svg:x="14.2cm" svg:y="17.6cm">
          <text:p text:style-name="P3"><text:span text:style-name="T5">4,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5" draw:id="id5" draw:layer="layout" svg:width="2.8cm" svg:height="0.8cm" svg:x="8.9cm" svg:y="13.5cm">
          <text:p text:style-name="P3"><text:span text:style-name="T4">escalon</text:span>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0.3cm" svg:y1="14.3cm" svg:x2="11.4cm" svg:y2="16.75cm" draw:start-shape="id5" draw:start-glue-point="2" draw:end-shape="id6" draw:end-glue-point="3" svg:d="M10300 14300v2450h1100" svg:viewBox="0 0 1101 2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8:00:33.863835570</meta:creation-date>
    <dc:date>2018-11-14T21:30:15.978321303</dc:date>
    <meta:editing-duration>PT12M17S</meta:editing-duration>
    <meta:editing-cycles>3</meta:editing-cycles>
    <meta:generator>LibreOffice/6.0.6.2$Linux_X86_64 LibreOffice_project/00m0$Build-2</meta:generator>
    <meta:document-statistic meta:object-count="63"/>
  </office:meta>
</office:document-meta>
</file>